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0CC000000C953A4C8881F639209.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0AE000000B385900D0A3CBC819B.png" manifest:media-type="image/png"/>
  <manifest:file-entry manifest:full-path="Pictures/10000000000001D10000011F50E9F38683D795D8.png" manifest:media-type="image/png"/>
  <manifest:file-entry manifest:full-path="Pictures/100000000000029F00000139DAC788DC2B48DED1.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900000016449E772A46014733E.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Pictures/1000000000000505000000C10ED47F16CE1462D5.png" manifest:media-type="image/png"/>
  <manifest:file-entry manifest:full-path="Pictures/100000000000031B000000D9CAE621EDDC10F98B.png" manifest:media-type="image/png"/>
  <manifest:file-entry manifest:full-path="Pictures/10000000000000970000008074E7AD4355895E9A.png" manifest:media-type="image/png"/>
  <manifest:file-entry manifest:full-path="Pictures/10000000000000EF000000CCAE81461E76FDE273.png" manifest:media-type="image/png"/>
  <manifest:file-entry manifest:full-path="Pictures/100000000000045000000118EDD40C18F4D47F4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text-align="center"/>
    </style:style>
    <style:style style:name="P9" style:family="paragraph">
      <style:paragraph-properties fo:margin-left="0cm" fo:margin-right="0cm" fo:margin-top="0cm" fo:margin-bottom="0.356cm" fo:text-indent="0cm" style:writing-mode="lr-tb"/>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car cette fois ci on passe d’une balise vide à une balise remplie.</text:p>
                <text:p>Page 1 : Avant<text:tab/><text:tab/><text:tab/><text:tab/><text:tab/><text:tab/><text:tab/><text:tab/><text:tab/>Après</text:p>
                <text:p/>
                <text:p/>
                <text:p/>
                <text:p/>
                <text:p/>
                <text:p>Page 2 : Avant<text:tab/><text:tab/><text:tab/><text:tab/><text:tab/><text:tab/><text:tab/><text:tab/>Après</text:p>
              </text:list-item>
            </text:list>
          </draw:text-box>
        </draw:frame>
        <draw:frame draw:style-name="gr2" draw:text-style-name="P4" draw:layer="layout" svg:width="8cm" svg:height="5.376cm" svg:x="15.6cm" svg:y="8.024cm">
          <draw:image xlink:href="Pictures/10000000000001B700000127D990E25D121ACB5E.png" xlink:type="simple" xlink:show="embed" xlink:actuate="onLoad" loext:mime-type="image/png">
            <text:p/>
          </draw:image>
        </draw:frame>
        <draw:frame draw:style-name="gr2" draw:text-style-name="P4" draw:layer="layout" svg:width="8.6cm" svg:height="6.183cm" svg:x="0.4cm" svg:y="8.2cm">
          <draw:image xlink:href="Pictures/10000000000001A40000012ED14E5EF78AF94772.png" xlink:type="simple" xlink:show="embed" xlink:actuate="onLoad" loext:mime-type="image/png">
            <text:p/>
          </draw:image>
        </draw:frame>
        <draw:frame draw:style-name="gr3" draw:text-style-name="P8" draw:layer="layout" svg:width="4.603cm" svg:height="4.735cm" svg:x="0.997cm" svg:y="16.665cm">
          <draw:image xlink:href="Pictures/10000000000000AE000000B385900D0A3CBC819B.png" xlink:type="simple" xlink:show="embed" xlink:actuate="onLoad" loext:mime-type="image/png">
            <text:p/>
          </draw:image>
        </draw:frame>
        <draw:frame draw:style-name="gr3" draw:text-style-name="P8" draw:layer="layout" svg:width="5.397cm" svg:height="5.317cm" svg:x="15.003cm" svg:y="16.4cm">
          <draw:image xlink:href="Pictures/10000000000000CC000000C953A4C8881F63920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12.831cm" svg:height="7.354cm" svg:x="0.6cm" svg:y="12.446cm">
          <draw:image xlink:href="Pictures/10000000000001E5000001163206D045E86DB6BF.png" xlink:type="simple" xlink:show="embed" xlink:actuate="onLoad" loext:mime-type="image/png">
            <text:p/>
          </draw:image>
        </draw:frame>
        <draw:frame draw:style-name="gr2" draw:text-style-name="P4"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10.768cm" svg:height="6.323cm" svg:x="17cm" svg:y="14.677cm">
          <draw:image xlink:href="Pictures/1000000000000197000000EF2ABC89C7012E064E.png" xlink:type="simple" xlink:show="embed" xlink:actuate="onLoad" loext:mime-type="image/png">
            <text:p/>
          </draw:image>
        </draw:frame>
        <draw:frame draw:style-name="gr2" draw:text-style-name="P4" draw:layer="layout" svg:width="13.004cm" svg:height="6.065cm" svg:x="-0.2cm" svg:y="15cm">
          <draw:image xlink:href="Pictures/100000000000029F00000139DAC788DC2B48DED1.png" xlink:type="simple" xlink:show="embed" xlink:actuate="onLoad" loext:mime-type="image/png">
            <text:p/>
          </draw:image>
        </draw:frame>
        <draw:frame draw:style-name="gr2" draw:text-style-name="P4" draw:layer="layout" svg:width="13.746cm" svg:height="3.4cm" svg:x="0.2cm" svg:y="9.734cm">
          <draw:image xlink:href="Pictures/100000000000047000000119AF4CED2A59220B41.png" xlink:type="simple" xlink:show="embed" xlink:actuate="onLoad" loext:mime-type="image/png">
            <text:p/>
          </draw:image>
        </draw:frame>
        <draw:frame draw:style-name="gr2" draw:text-style-name="P4"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2" draw:text-style-name="P4" draw:layer="layout" svg:width="15.341cm" svg:height="4.119cm" svg:x="12.859cm" svg:y="17.481cm">
          <draw:image xlink:href="Pictures/10000000000004A40000013F1E840243E0B45284.png" xlink:type="simple" xlink:show="embed" xlink:actuate="onLoad" loext:mime-type="image/png">
            <text:p/>
          </draw:image>
        </draw:frame>
        <draw:frame draw:style-name="gr2" draw:text-style-name="P4" draw:layer="layout" svg:width="14.653cm" svg:height="5.509cm" svg:x="13.347cm" svg:y="9.891cm">
          <draw:image xlink:href="Pictures/10000000000003D00000016FC01BD67F46EA1832.png" xlink:type="simple" xlink:show="embed" xlink:actuate="onLoad" loext:mime-type="image/png">
            <text:p/>
          </draw:image>
        </draw:frame>
        <draw:frame draw:style-name="gr2" draw:text-style-name="P4" draw:layer="layout" svg:width="9.877cm" svg:height="5.8cm" svg:x="1.6cm" svg:y="9.8cm">
          <draw:image xlink:href="Pictures/1000000000000197000000EF2ABC89C7012E064E.png" xlink:type="simple" xlink:show="embed" xlink:actuate="onLoad" loext:mime-type="image/png">
            <text:p/>
          </draw:image>
        </draw:frame>
        <draw:frame draw:style-name="gr2" draw:text-style-name="P4"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12.38cm" svg:height="7cm" svg:x="12.22cm" svg:y="13cm">
          <draw:image xlink:href="Pictures/100000000000020F0000012A826A9BF85FF3CB18.png" xlink:type="simple" xlink:show="embed" xlink:actuate="onLoad" loext:mime-type="image/png">
            <text:p/>
          </draw:image>
        </draw:frame>
        <draw:frame draw:style-name="gr2" draw:text-style-name="P4"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3" draw:text-style-name="P8" draw:layer="layout" svg:width="38.655cm" svg:height="5.804cm" svg:x="-5.055cm" svg:y="12.8cm">
          <draw:image xlink:href="Pictures/1000000000000505000000C10ED47F16CE1462D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3" draw:text-style-name="P8" draw:layer="layout" svg:width="21.033cm" svg:height="5.74cm" svg:x="3.367cm" svg:y="13.26cm">
          <draw:image xlink:href="Pictures/100000000000031B000000D9CAE621EDDC10F98B.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Le score de bonne pratique passe de 80 à 87.</text:p>
                <text:p text:style-name="P1"/>
                <text:list>
                  <text:list-item>
                    <text:list>
                      <text:list-item>
                        <text:list>
                          <text:list-item>
                            <text:list>
                              <text:list-item>
                                <text:list>
                                  <text:list-item>
                                    <text:list>
                                      <text:list-item>
                                        <text:list>
                                          <text:list-item>
                                            <text:list>
                                              <text:list-header>
                                                <text:p text:style-name="P1">→ → </text:p>
                                              </text:list-header>
                                            </text:list>
                                          </text:list-item>
                                        </text:list>
                                      </text:list-item>
                                    </text:list>
                                  </text:list-item>
                                </text:list>
                              </text:list-item>
                            </text:list>
                          </text:list-item>
                        </text:list>
                      </text:list-item>
                    </text:list>
                  </text:list-item>
                </text:list>
              </text:list-item>
            </text:list>
          </draw:text-box>
        </draw:frame>
        <draw:frame draw:style-name="gr3" draw:text-style-name="P8" draw:layer="layout" svg:width="6.4cm" svg:height="5.426cm" svg:x="4.8cm" svg:y="11.6cm">
          <draw:image xlink:href="Pictures/10000000000000970000008074E7AD4355895E9A.png" xlink:type="simple" xlink:show="embed" xlink:actuate="onLoad" loext:mime-type="image/png">
            <text:p/>
          </draw:image>
        </draw:frame>
        <draw:frame draw:style-name="gr3" draw:text-style-name="P8" draw:layer="layout" svg:width="6.323cm" svg:height="5.397cm" svg:x="16.624cm" svg:y="11.588cm">
          <draw:image xlink:href="Pictures/10000000000000EF000000CCAE81461E76FDE273.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2cm" svg:y="0.906cm" presentation:class="title" presentation:user-transformed="true">
          <draw:text-box>
            <text:p text:style-name="P1">Remplacement des images qui n’affiches que du texte</text:p>
          </draw:text-box>
        </draw:frame>
        <draw:frame presentation:style-name="pr2" draw:text-style-name="P1" draw:layer="layout" svg:width="24cm" svg:height="12.18cm" svg:x="0.6cm" svg:y="5.4cm" presentation:class="outline" presentation:user-transformed="true">
          <draw:text-box>
            <text:list text:style-name="L2">
              <text:list-item>
                <text:p text:style-name="P1">Cela permet de charger le <text:s/>site plus rapidement, car les images sont des fichiers plus lourds que du texte brute. Ca permet aussi à Google de savoir de quoi parle le texte car il pourra le lire, et permet aussi au malvoyants de lire le texte via un lecteur d’écran.</text:p>
                <text:p text:style-name="P1"/>
                <text:p text:style-name="P1"/>
                <text:p text:style-name="P1"/>
                <text:p text:style-name="P1"/>
                <text:p text:style-name="P1"/>
                <text:p text:style-name="P1"/>
              </text:list-item>
              <text:list-item>
                <text:p text:style-name="P9">Le taille du site est allégée, le nombre de requête et donc le temps de chargement le sont aussi.</text:p>
                <text:p text:style-name="P1"/>
                <text:list>
                  <text:list-item>
                    <text:list>
                      <text:list-item>
                        <text:list>
                          <text:list-item>
                            <text:list>
                              <text:list-item>
                                <text:list>
                                  <text:list-item>
                                    <text:list>
                                      <text:list-item>
                                        <text:list>
                                          <text:list-item>
                                            <text:list>
                                              <text:list-item>
                                                <text:list>
                                                  <text:list-header>
                                                    <text:p text:style-name="P1"><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3" draw:text-style-name="P8" draw:layer="layout" svg:width="14.706cm" svg:height="3.729cm" svg:x="0.4cm" svg:y="9.871cm">
          <draw:image xlink:href="Pictures/100000000000045000000118EDD40C18F4D47F4B.png" xlink:type="simple" xlink:show="embed" xlink:actuate="onLoad" loext:mime-type="image/png">
            <text:p/>
          </draw:image>
        </draw:frame>
        <draw:frame draw:style-name="gr3" draw:text-style-name="P8" draw:layer="layout" svg:width="13.4cm" svg:height="4.084cm" svg:x="14cm" svg:y="13.6cm">
          <draw:image xlink:href="Pictures/10000000000004900000016449E772A46014733E.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5"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3"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3H49M13S</meta:editing-duration>
    <meta:editing-cycles>21</meta:editing-cycles>
    <meta:generator>LibreOffice/6.4.4.2$Windows_X86_64 LibreOffice_project/3d775be2011f3886db32dfd395a6a6d1ca2630ff</meta:generator>
    <dc:title>Impress</dc:title>
    <dc:date>2021-05-14T14:57:59.398000000</dc:date>
    <meta:document-statistic meta:object-count="144"/>
  </office:meta>
</office:document-meta>
</file>